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1">
      <style:paragraph-properties fo:line-height="115%" style:writing-mode="page"/>
    </style:style>
    <style:style style:name="P3" style:family="paragraph" style:parent-style-name="Heading_20_2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ΠΡΟΣ ΕΦΕΣΙΟΥΣ</text:h>
      <text:p text:style-name="P1"/>
      <text:h text:style-name="P3" text:outline-level="2">1</text:h>
      <text:p text:style-name="P1"/>
      <text:p text:style-name="P1"><text:tab/><text:span text:style-name="T1">1</text:span> Παῦλος ἀπόστολος Χριστοῦ Ἰησοῦ διὰ θελήματος Θεοῦ τοῖς ἁγίοις τοῖς οὖσιν [ἐν Ἐφέσῳ] καὶ πιστοῖς ἐν Χριστῷ Ἰησοῦ· <text:span text:style-name="T1">2</text:span> χάρις ὑμῖν καὶ εἰρήνη ἀπὸ Θεοῦ Πατρὸς ἡμῶν καὶ Κυρίου Ἰησοῦ Χριστοῦ.</text:p>
      <text:p text:style-name="P1"><text:tab/><text:span text:style-name="T1">3</text:span> Εὐλογητὸς ὁ Θεὸς καὶ Πατὴρ τοῦ Κυρίου ἡμῶν Ἰησοῦ Χριστοῦ, ὁ εὐλογήσας ἡμᾶς ἐν πάσῃ εὐλογίᾳ πνευματικῇ ἐν τοῖς ἐπουρανίοις ἐν Χριστῷ, <text:span text:style-name="T1">4</text:span> καθὼς ἐξελέξατο ἡμᾶς ἐν αὐτῷ πρὸ καταβολῆς κόσμου, εἶναι ἡμᾶς ἁγίους καὶ ἀμώμους κατενώπιον αὐτοῦ, ἐν ἀγάπῃ <text:span text:style-name="T1">5</text:span> προορίσας ἡμᾶς εἰς υἱοθεσίαν διὰ Ἰησοῦ Χριστοῦ εἰς αὐτόν, κατὰ τὴν εὐδοκίαν τοῦ θελήματος αὐτοῦ, <text:span text:style-name="T1">6</text:span> εἰς ἔπαινον δόξης τῆς χάριτος αὐτοῦ ἧς ἐχαρίτωσεν ἡμᾶς ἐν τῷ Ἠγαπημένῳ, <text:span text:style-name="T1">7</text:span> ἐν ᾧ ἔχομεν τὴν ἀπολύτρωσιν διὰ τοῦ αἵματος αὐτοῦ, τὴν ἄφεσιν τῶν παραπτωμάτων, κατὰ τὸ πλοῦτος τῆς χάριτος αὐτοῦ <text:span text:style-name="T1">8</text:span> ἧς ἐπερίσσευσεν εἰς ἡμᾶς ἐν πάσῃ σοφίᾳ καὶ φρονήσει <text:span text:style-name="T1">9</text:span> γνωρίσας ἡμῖν τὸ μυστήριον τοῦ θελήματος αὐτοῦ, κατὰ τὴν εὐδοκίαν αὐτοῦ, ἣν προέθετο ἐν αὐτῷ <text:span text:style-name="T1">10</text:span> εἰς οἰκονομίαν τοῦ πληρώματος τῶν καιρῶν, ἀνακεφαλαιώσασθαι τὰ πάντα ἐν τῷ Χριστῷ, τὰ ἐπὶ τοῖς οὐρανοῖς καὶ τὰ ἐπὶ τῆς γῆς· ἐν αὐτῷ, <text:span text:style-name="T1">11</text:span> ἐν ᾧ καὶ ἐκληρώθημεν προορισθέντες κατὰ πρόθεσιν τοῦ τὰ πάντα ἐνεργοῦντος κατὰ τὴν βουλὴν τοῦ θελήματος αὐτοῦ, <text:span text:style-name="T1">12</text:span> εἰς τὸ εἶναι ἡμᾶς εἰς ἔπαινον δόξης αὐτοῦ τοὺς προηλπικότας ἐν τῷ Χριστῷ· <text:span text:style-name="T1">13</text:span> ἐν ᾧ καὶ ὑμεῖς, ἀκούσαντες τὸν λόγον τῆς ἀληθείας, τὸ εὐαγγέλιον τῆς σωτηρίας ὑμῶν, ἐν ᾧ καὶ <text:soft-page-break/>πιστεύσαντες ἐσφραγίσθητε τῷ Πνεύματι τῆς ἐπαγγελίας τῷ Ἁγίῳ, <text:span text:style-name="T1">14</text:span> ὅς ἐστιν ἀρραβὼν τῆς κληρονομίας ἡμῶν, εἰς ἀπολύτρωσιν τῆς περιποιήσεως, εἰς ἔπαινον τῆς δόξης αὐτοῦ.</text:p>
      <text:p text:style-name="P1"><text:tab/><text:span text:style-name="T1">15</text:span> Διὰ τοῦτο κἀγώ, ἀκούσας τὴν καθ’ ὑμᾶς πίστιν ἐν τῷ Κυρίῳ Ἰησοῦ καὶ τὴν ἀγάπην τὴν εἰς πάντας τοὺς ἁγίους, <text:span text:style-name="T1">16</text:span> οὐ παύομαι εὐχαριστῶν ὑπὲρ ὑμῶν μνείαν ποιούμενος ἐπὶ τῶν προσευχῶν μου, <text:span text:style-name="T1">17</text:span> ἵνα ὁ Θεὸς τοῦ Κυρίου ἡμῶν Ἰησοῦ Χριστοῦ, ὁ Πατὴρ τῆς δόξης, δώῃ ὑμῖν πνεῦμα σοφίας καὶ ἀποκαλύψεως ἐν ἐπιγνώσει αὐτοῦ, <text:span text:style-name="T1">18</text:span> πεφωτισμένους τοὺς ὀφθαλμοὺς τῆς καρδίας ὑμῶν, εἰς τὸ εἰδέναι ὑμᾶς τίς ἐστιν ἡ ἐλπὶς τῆς κλήσεως αὐτοῦ, τίς ὁ πλοῦτος τῆς δόξης τῆς <text:span text:style-name="T2">κληρονομίας</text:span> αὐτοῦ <text:span text:style-name="T2">ἐν τοῖς ἁγίοις</text:span>, <text:span text:style-name="T1">19</text:span> καὶ τί τὸ ὑπερβάλλον μέγεθος τῆς δυνάμεως αὐτοῦ εἰς ἡμᾶς τοὺς πιστεύοντας κατὰ τὴν ἐνέργειαν τοῦ κράτους τῆς ἰσχύος αὐτοῦ, <text:span text:style-name="T1">20</text:span> ἣν ἐνήργηκεν ἐν τῷ Χριστῷ ἐγείρας αὐτὸν ἐκ νεκρῶν, καὶ <text:span text:style-name="T2">καθίσας ἐν δεξιᾷ αὐτοῦ</text:span> ἐν τοῖς ἐπουρανίοις <text:span text:style-name="T1">21</text:span> ὑπεράνω πάσης ἀρχῆς καὶ ἐξουσίας καὶ δυνάμεως καὶ κυριότητος καὶ παντὸς ὀνόματος ὀνομαζομένου οὐ μόνον ἐν τῷ αἰῶνι τούτῳ ἀλλὰ καὶ ἐν τῷ μέλλοντι· <text:span text:style-name="T1">22</text:span> καὶ <text:span text:style-name="T2">πάντα ὑπέταξεν ὑπὸ τοὺς πόδας αὐτοῦ</text:span>, καὶ αὐτὸν ἔδωκεν κεφαλὴν ὑπὲρ πάντα τῇ ἐκκλησίᾳ, <text:span text:style-name="T1">23</text:span> ἥτις ἐστὶν τὸ σῶμα αὐτοῦ, τὸ πλήρωμα τοῦ τὰ πάντα ἐν πᾶσιν πληρουμένου.</text:p>
      <text:p text:style-name="P1"/>
      <text:h text:style-name="P3" text:outline-level="2">2</text:h>
      <text:p text:style-name="P1"/>
      <text:p text:style-name="P1"><text:span text:style-name="T1">1</text:span> καὶ ὑμᾶς ὄντας νεκροὺς τοῖς παραπτώμασιν καὶ ταῖς ἁμαρτίαις ὑμῶν, <text:span text:style-name="T1">2</text:span> ἐν αἷς ποτε περιεπατήσατε κατὰ τὸν αἰῶνα τοῦ κόσμου τούτου, κατὰ τὸν ἄρχοντα τῆς ἐξουσίας τοῦ ἀέρος, τοῦ πνεύματος τοῦ νῦν ἐνεργοῦντος ἐν τοῖς υἱοῖς τῆς <text:soft-page-break/>ἀπειθείας· <text:span text:style-name="T1">3</text:span> ἐν οἷς καὶ ἡμεῖς πάντες ἀνεστράφημέν ποτε ἐν ταῖς ἐπιθυμίαις τῆς σαρκὸς ἡμῶν, ποιοῦντες τὰ θελήματα τῆς σαρκὸς καὶ τῶν διανοιῶν, καὶ ἤμεθα τέκνα φύσει ὀργῆς ὡς καὶ οἱ λοιποί· <text:span text:style-name="T1">4</text:span> ὁ δὲ Θεὸς πλούσιος ὢν ἐν ἐλέει, διὰ τὴν πολλὴν ἀγάπην αὐτοῦ ἣν ἠγάπησεν ἡμᾶς, <text:span text:style-name="T1">5</text:span> καὶ ὄντας ἡμᾶς νεκροὺς τοῖς παραπτώμασιν συνεζωοποίησεν τῷ Χριστῷ,— χάριτί ἐστε σεσῳσμένοι,— <text:span text:style-name="T1">6</text:span> καὶ συνήγειρεν καὶ συνεκάθισεν ἐν τοῖς ἐπουρανίοις ἐν Χριστῷ Ἰησοῦ, <text:span text:style-name="T1">7</text:span> ἵνα ἐνδείξηται ἐν τοῖς αἰῶσιν τοῖς ἐπερχομένοις τὸ ὑπερβάλλον πλοῦτος τῆς χάριτος αὐτοῦ ἐν χρηστότητι ἐφ’ ἡμᾶς ἐν Χριστῷ Ἰησοῦ. <text:span text:style-name="T1">8</text:span> τῇ γὰρ χάριτί ἐστε σεσῳσμένοι διὰ πίστεως· καὶ τοῦτο οὐκ ἐξ ὑμῶν, Θεοῦ τὸ δῶρον· <text:span text:style-name="T1">9</text:span> οὐκ ἐξ ἔργων, ἵνα μή τις καυχήσηται. <text:span text:style-name="T1">10</text:span> αὐτοῦ γάρ ἐσμεν ποίημα, κτισθέντες ἐν Χριστῷ Ἰησοῦ ἐπὶ ἔργοις ἀγαθοῖς, οἷς προητοίμασεν ὁ Θεὸς ἵνα ἐν αὐτοῖς περιπατήσωμεν.</text:p>
      <text:p text:style-name="P1"><text:tab/><text:span text:style-name="T1">11</text:span> Διὸ μνημονεύετε ὅτι ποτὲ ὑμεῖς τὰ ἔθνη ἐν σαρκί, οἱ λεγόμενοι ἀκροβυστία ὑπὸ τῆς λεγομένης περιτομῆς ἐν σαρκὶ χειροποιήτου, <text:span text:style-name="T1">12</text:span> ὅτι ἦτε τῷ καιρῷ ἐκείνῳ χωρὶς Χριστοῦ, ἀπηλλοτριωμένοι τῆς πολιτείας τοῦ Ἰσραὴλ καὶ ξένοι τῶν διαθηκῶν τῆς ἐπαγγελίας, ἐλπίδα μὴ ἔχοντες καὶ ἄθεοι ἐν τῷ κόσμῳ. <text:span text:style-name="T1">13</text:span> νυνὶ δὲ ἐν Χριστῷ Ἰησοῦ ὑμεῖς οἵ ποτε ὄντες <text:span text:style-name="T2">μακρὰν</text:span> ἐγενήθητε <text:span text:style-name="T2">ἐγγὺς</text:span> ἐν τῷ αἵματι τοῦ Χριστοῦ. <text:span text:style-name="T1">14</text:span> Αὐτὸς γάρ ἐστιν ἡ εἰρήνη ἡμῶν, ὁ ποιήσας τὰ ἀμφότερα ἓν καὶ τὸ μεσότοιχον τοῦ φραγμοῦ λύσας, τὴν ἔχθραν, ἐν τῇ σαρκὶ αὐτοῦ <text:span text:style-name="T1">15</text:span> τὸν νόμον τῶν ἐντολῶν ἐν δόγμασιν καταργήσας, ἵνα τοὺς δύο κτίσῃ ἐν αὑτῷ εἰς ἕνα καινὸν ἄνθρωπον ποιῶν εἰρήνην, <text:span text:style-name="T1">16</text:span> καὶ ἀποκαταλλάξῃ τοὺς ἀμφοτέρους ἐν ἑνὶ σώματι τῷ Θεῷ διὰ τοῦ σταυροῦ, ἀποκτείνας τὴν ἔχθραν ἐν αὐτῷ· <text:span text:style-name="T1">17</text:span> καὶ ἐλθὼν <text:span text:style-name="T2">εὐηγγελίσατο εἰρήνην</text:span> ὑμῖν <text:span text:style-name="T2">τοῖς μακρὰν καὶ εἰρήνην τοῖς ἐγγύς</text:span>· <text:span text:style-name="T1">18</text:span> ὅτι δι’ αὐτοῦ ἔχομεν τὴν προσαγωγὴν οἱ ἀμφότεροι ἐν ἑνὶ Πνεύματι πρὸς τὸν Πατέρα. <text:soft-page-break/><text:span text:style-name="T1">19</text:span> ἄρα οὖν οὐκέτι ἐστὲ ξένοι καὶ πάροικοι, ἀλλὰ ἐστὲ συνπολῖται τῶν ἁγίων καὶ οἰκεῖοι τοῦ Θεοῦ, <text:span text:style-name="T1">20</text:span> ἐποικοδομηθέντες ἐπὶ <text:span text:style-name="T2">τῷ θεμελίῳ</text:span> τῶν ἀποστόλων καὶ προφητῶν, ὄντος <text:span text:style-name="T2">ἀκρογωνιαίου</text:span> αὐτοῦ Χριστοῦ Ἰησοῦ, <text:span text:style-name="T1">21</text:span> ἐν ᾧ πᾶσα οἰκοδομὴ συναρμολογουμένη αὔξει εἰς ναὸν ἅγιον ἐν Κυρίῳ, <text:span text:style-name="T1">22</text:span> ἐν ᾧ καὶ ὑμεῖς συνοικοδομεῖσθε εἰς κατοικητήριον τοῦ Θεοῦ ἐν Πνεύματι.</text:p>
      <text:p text:style-name="P1"/>
      <text:h text:style-name="P3" text:outline-level="2">3</text:h>
      <text:p text:style-name="P1"/>
      <text:p text:style-name="P1"><text:tab/><text:span text:style-name="T1">1</text:span> Τούτου χάριν ἐγὼ Παῦλος ὁ δέσμιος τοῦ Χριστοῦ Ἰησοῦ ὑπὲρ ὑμῶν τῶν ἐθνῶν— <text:span text:style-name="T1">2</text:span> εἴ γε ἠκούσατε τὴν οἰκονομίαν τῆς χάριτος τοῦ Θεοῦ τῆς δοθείσης μοι εἰς ὑμᾶς, <text:span text:style-name="T1">3</text:span> ὅτι κατὰ ἀποκάλυψιν ἐγνωρίσθη μοι τὸ μυστήριον, καθὼς προέγραψα ἐν ὀλίγῳ, <text:span text:style-name="T1">4</text:span> πρὸς ὃ δύνασθε ἀναγινώσκοντες νοῆσαι τὴν σύνεσίν μου ἐν τῷ μυστηρίῳ τοῦ Χριστοῦ, <text:span text:style-name="T1">5</text:span> ὃ ἑτέραις γενεαῖς οὐκ ἐγνωρίσθη τοῖς υἱοῖς τῶν ἀνθρώπων ὡς νῦν ἀπεκαλύφθη τοῖς ἁγίοις ἀποστόλοις αὐτοῦ καὶ προφήταις ἐν Πνεύματι, <text:span text:style-name="T1">6</text:span> εἶναι τὰ ἔθνη συνκληρονόμα καὶ σύνσωμα καὶ συνμέτοχα τῆς ἐπαγγελίας ἐν Χριστῷ Ἰησοῦ διὰ τοῦ εὐαγγελίου, <text:span text:style-name="T1">7</text:span> οὗ ἐγενήθην διάκονος κατὰ τὴν δωρεὰν τῆς χάριτος τοῦ Θεοῦ τῆς δοθείσης μοι κατὰ τὴν ἐνέργειαν τῆς δυνάμεως αὐτοῦ. <text:span text:style-name="T1">8</text:span> ἐμοὶ τῷ ἐλαχιστοτέρῳ πάντων ἁγίων ἐδόθη ἡ χάρις αὕτη, τοῖς ἔθνεσιν εὐαγγελίσασθαι τὸ ἀνεξιχνίαστον πλοῦτος τοῦ Χριστοῦ, <text:span text:style-name="T1">9</text:span> καὶ φωτίσαι τίς ἡ οἰκονομία τοῦ μυστηρίου τοῦ ἀποκεκρυμμένου ἀπὸ τῶν αἰώνων ἐν τῷ Θεῷ τῷ τὰ πάντα κτίσαντι, <text:span text:style-name="T1">10</text:span> ἵνα γνωρισθῇ νῦν ταῖς ἀρχαῖς καὶ ταῖς ἐξουσίαις ἐν τοῖς ἐπουρανίοις διὰ τῆς ἐκκλησίας ἡ πολυποίκιλος σοφία τοῦ Θεοῦ, <text:span text:style-name="T1">11</text:span> κατὰ πρόθεσιν <text:soft-page-break/>τῶν αἰώνων ἣν ἐποίησεν ἐν τῷ Χριστῷ Ἰησοῦ τῷ Κυρίῳ ἡμῶν, <text:span text:style-name="T1">12</text:span> ἐν ᾧ ἔχομεν τὴν παρρησίαν καὶ προσαγωγὴν ἐν πεποιθήσει διὰ τῆς πίστεως αὐτοῦ. <text:span text:style-name="T1">13</text:span> διὸ αἰτοῦμαι μὴ ἐνκακεῖν ἐν ταῖς θλίψεσίν μου ὑπὲρ ὑμῶν, ἥτις ἐστὶν δόξα ὑμῶν. <text:span text:style-name="T1">14</text:span> Τούτου χάριν κάμπτω τὰ γόνατά μου πρὸς τὸν Πατέρα, <text:span text:style-name="T1">15</text:span> ἐξ οὗ πᾶσα πατριὰ ἐν οὐρανοῖς καὶ ἐπὶ γῆς ὀνομάζεται, <text:span text:style-name="T1">16</text:span> ἵνα δῷ ὑμῖν κατὰ τὸ πλοῦτος τῆς δόξης αὐτοῦ δυνάμει κραταιωθῆναι διὰ τοῦ Πνεύματος αὐτοῦ εἰς τὸν ἔσω ἄνθρωπον, <text:span text:style-name="T1">17</text:span> κατοικῆσαι τὸν Χριστὸν διὰ τῆς πίστεως ἐν ταῖς καρδίαις ὑμῶν, ἐν ἀγάπῃ ἐρριζωμένοι καὶ τεθεμελιωμένοι, <text:span text:style-name="T1">18</text:span> ἵνα ἐξισχύσητε καταλαβέσθαι σὺν πᾶσιν τοῖς ἁγίοις τί τὸ πλάτος καὶ μῆκος καὶ ὕψος καὶ βάθος, <text:span text:style-name="T1">19</text:span> γνῶναί τε τὴν ὑπερβάλλουσαν τῆς γνώσεως ἀγάπην τοῦ Χριστοῦ, ἵνα πληρωθῆτε εἰς πᾶν τὸ πλήρωμα τοῦ Θεοῦ.</text:p>
      <text:p text:style-name="P1"><text:tab/><text:span text:style-name="T1">20</text:span> Τῷ δὲ δυναμένῳ ὑπὲρ πάντα ποιῆσαι ὑπερεκπερισσοῦ ὧν αἰτούμεθα ἢ νοοῦμεν κατὰ τὴν δύναμιν τὴν ἐνεργουμένην ἐν ἡμῖν, <text:span text:style-name="T1">21</text:span> αὐτῷ ἡ δόξα ἐν τῇ ἐκκλησίᾳ καὶ ἐν Χριστῷ Ἰησοῦ εἰς πάσας τὰς γενεὰς τοῦ αἰῶνος τῶν αἰώνων· ἀμήν.</text:p>
      <text:p text:style-name="P1"/>
      <text:h text:style-name="P3" text:outline-level="2">4</text:h>
      <text:p text:style-name="P1"/>
      <text:p text:style-name="P1"><text:tab/><text:span text:style-name="T1">1</text:span> Παρακαλῶ οὖν ὑμᾶς ἐγὼ ὁ δέσμιος ἐν Κυρίῳ ἀξίως περιπατῆσαι τῆς κλήσεως ἧς ἐκλήθητε, <text:span text:style-name="T1">2</text:span> μετὰ πάσης ταπεινοφροσύνης καὶ πραΰτητος, μετὰ μακροθυμίας, ἀνεχόμενοι ἀλλήλων ἐν ἀγάπῃ, <text:span text:style-name="T1">3</text:span> σπουδάζοντες τηρεῖν τὴν ἑνότητα τοῦ Πνεύματος ἐν τῷ συνδέσμῳ τῆς εἰρήνης· <text:span text:style-name="T1">4</text:span> ἓν σῶμα καὶ ἓν Πνεῦμα, καθὼς καὶ ἐκλήθητε ἐν μιᾷ ἐλπίδι τῆς κλήσεως ὑμῶν· <text:span text:style-name="T1">5</text:span> εἷς Κύριος, μία πίστις, ἓν βάπτισμα· <text:span text:style-name="T1">6</text:span> εἷς Θεὸς <text:soft-page-break/>καὶ Πατὴρ πάντων, ὁ ἐπὶ πάντων καὶ διὰ πάντων καὶ ἐν πᾶσιν. <text:span text:style-name="T1">7</text:span> Ἑνὶ δὲ ἑκάστῳ ἡμῶν ἐδόθη ἡ χάρις κατὰ τὸ μέτρον τῆς δωρεᾶς τοῦ Χριστοῦ. <text:span text:style-name="T1">8</text:span> διὸ λέγει </text:p>
      <text:p text:style-name="P1"><text:tab/><text:span text:style-name="T3">Ἀναβὰς εἰς ὕψος ᾐχμαλώτευσεν αἰχμαλωσίαν, ἔδωκεν δόματα τοῖς ἀνθρώποις.</text:span></text:p>
      <text:p text:style-name="P1"><text:span text:style-name="T1">9</text:span> τὸ δὲ <text:span text:style-name="T2">Ἀνέβη</text:span> τί ἐστιν εἰ μὴ ὅτι καὶ κατέβη εἰς τὰ κατώτερα μέρη τῆς γῆς; <text:span text:style-name="T1">10</text:span> ὁ καταβὰς αὐτός ἐστιν καὶ ὁ <text:span text:style-name="T2">ἀναβὰς</text:span> ὑπεράνω πάντων τῶν οὐρανῶν, ἵνα πληρώσῃ τὰ πάντα. <text:span text:style-name="T1">11</text:span> καὶ αὐτὸς <text:span text:style-name="T2">ἔδωκεν</text:span> τοὺς μὲν ἀποστόλους, τοὺς δὲ προφήτας, τοὺς δὲ εὐαγγελιστάς, τοὺς δὲ ποιμένας καὶ διδασκάλους, <text:span text:style-name="T1">12</text:span> πρὸς τὸν καταρτισμὸν τῶν ἁγίων εἰς ἔργον διακονίας, εἰς οἰκοδομὴν τοῦ σώματος τοῦ Χριστοῦ, <text:span text:style-name="T1">13</text:span> μέχρι καταντήσωμεν οἱ πάντες εἰς τὴν ἑνότητα τῆς πίστεως καὶ τῆς ἐπιγνώσεως τοῦ Υἱοῦ τοῦ Θεοῦ, εἰς ἄνδρα τέλειον, εἰς μέτρον ἡλικίας τοῦ πληρώματος τοῦ Χριστοῦ, <text:span text:style-name="T1">14</text:span> ἵνα μηκέτι ὦμεν νήπιοι, κλυδωνιζόμενοι καὶ περιφερόμενοι παντὶ ἀνέμῳ τῆς διδασκαλίας ἐν τῇ κυβίᾳ τῶν ἀνθρώπων ἐν πανουργίᾳ πρὸς τὴν μεθοδίαν τῆς πλάνης, <text:span text:style-name="T1">15</text:span> ἀληθεύοντες δὲ ἐν ἀγάπῃ αὐξήσωμεν εἰς αὐτὸν τὰ πάντα, ὅς ἐστιν ἡ κεφαλή, Χριστός, <text:span text:style-name="T1">16</text:span> ἐξ οὗ πᾶν τὸ σῶμα συναρμολογούμενον καὶ συνβιβαζόμενον διὰ πάσης ἁφῆς τῆς ἐπιχορηγίας κατ’ ἐνέργειαν ἐν μέτρῳ ἑνὸς ἑκάστου μέρους τὴν αὔξησιν τοῦ σώματος ποιεῖται εἰς οἰκοδομὴν ἑαυτοῦ ἐν ἀγάπῃ.</text:p>
      <text:p text:style-name="P1"><text:tab/><text:span text:style-name="T1">17</text:span> Τοῦτο οὖν λέγω καὶ μαρτύρομαι ἐν Κυρίῳ, μηκέτι ὑμᾶς περιπατεῖν καθὼς καὶ τὰ ἔθνη περιπατεῖ ἐν ματαιότητι τοῦ νοὸς αὐτῶν, <text:span text:style-name="T1">18</text:span> ἐσκοτωμένοι τῇ διανοίᾳ ὄντες, ἀπηλλοτριωμένοι τῆς ζωῆς τοῦ Θεοῦ, διὰ τὴν ἄγνοιαν τὴν οὖσαν ἐν αὐτοῖς, διὰ τὴν πώρωσιν τῆς καρδίας αὐτῶν, <text:span text:style-name="T1">19</text:span> οἵτινες ἀπηλγηκότες ἑαυτοὺς παρέδωκαν τῇ ἀσελγείᾳ εἰς ἐργασίαν ἀκαθαρσίας πάσης ἐν πλεονεξίᾳ. <text:span text:style-name="T1">20</text:span> ὑμεῖς δὲ οὐχ οὕτως ἐμάθετε τὸν Χριστόν, <text:span text:style-name="T1">21</text:span> εἴ γε αὐτὸν ἠκούσατε καὶ ἐν αὐτῷ ἐδιδάχθητε, καθώς ἐστιν ἀλήθεια ἐν τῷ Ἰησοῦ, <text:span text:style-name="T1">22</text:span> <text:soft-page-break/>ἀποθέσθαι ὑμᾶς κατὰ τὴν προτέραν ἀναστροφὴν τὸν παλαιὸν ἄνθρωπον τὸν φθειρόμενον κατὰ τὰς ἐπιθυμίας τῆς ἀπάτης, <text:span text:style-name="T1">23</text:span> ἀνανεοῦσθαι δὲ τῷ πνεύματι τοῦ νοὸς ὑμῶν, <text:span text:style-name="T1">24</text:span> καὶ ἐνδύσασθαι τὸν καινὸν ἄνθρωπον τὸν κατὰ Θεὸν κτισθέντα ἐν δικαιοσύνῃ καὶ ὁσιότητι τῆς ἀληθείας.</text:p>
      <text:p text:style-name="P1"><text:tab/><text:span text:style-name="T1">25</text:span> Διὸ ἀποθέμενοι τὸ ψεῦδος <text:span text:style-name="T2">λαλεῖτε ἀλήθειαν ἕκαστος μετὰ τοῦ πλησίον αὐτοῦ</text:span>, ὅτι ἐσμὲν ἀλλήλων μέλη. <text:span text:style-name="T1">26</text:span> ὀργίζεσθε καὶ μὴ ἁμαρτάνετε· ὁ ἥλιος μὴ ἐπιδυέτω ἐπὶ παροργισμῷ ὑμῶν, <text:span text:style-name="T1">27</text:span> μηδὲ δίδοτε τόπον τῷ διαβόλῳ. <text:span text:style-name="T1">28</text:span> ὁ κλέπτων μηκέτι κλεπτέτω, μᾶλλον δὲ κοπιάτω ἐργαζόμενος ταῖς ἰδίαις χερσὶν τὸ ἀγαθόν, ἵνα ἔχῃ μεταδιδόναι τῷ χρείαν ἔχοντι. <text:span text:style-name="T1">29</text:span> πᾶς λόγος σαπρὸς ἐκ τοῦ στόματος ὑμῶν μὴ ἐκπορευέσθω, ἀλλὰ εἴ τις ἀγαθὸς πρὸς οἰκοδομὴν τῆς χρείας, ἵνα δῷ χάριν τοῖς ἀκούουσιν. <text:span text:style-name="T1">30</text:span> καὶ μὴ λυπεῖτε τὸ Πνεῦμα τὸ Ἅγιον τοῦ Θεοῦ, ἐν ᾧ ἐσφραγίσθητε εἰς ἡμέραν ἀπολυτρώσεως. <text:span text:style-name="T1">31</text:span> πᾶσα πικρία καὶ θυμὸς καὶ ὀργὴ καὶ κραυγὴ καὶ βλασφημία ἀρθήτω ἀφ’ ὑμῶν σὺν πάσῃ κακίᾳ. <text:span text:style-name="T1">32</text:span> γίνεσθε δὲ εἰς ἀλλήλους χρηστοί, εὔσπλαγχνοι, χαριζόμενοι ἑαυτοῖς καθὼς καὶ ὁ Θεὸς ἐν Χριστῷ ἐχαρίσατο ὑμῖν.</text:p>
      <text:p text:style-name="P1"/>
      <text:h text:style-name="P3" text:outline-level="2">5</text:h>
      <text:p text:style-name="P1"/>
      <text:p text:style-name="P1"><text:span text:style-name="T1">1</text:span> γίνεσθε οὖν μιμηταὶ τοῦ Θεοῦ, ὡς τέκνα ἀγαπητά, <text:span text:style-name="T1">2</text:span> καὶ περιπατεῖτε ἐν ἀγάπῃ, καθὼς καὶ ὁ Χριστὸς ἠγάπησεν ὑμᾶς καὶ παρέδωκεν ἑαυτὸν ὑπὲρ ἡμῶν <text:span text:style-name="T2">προσφορὰν καὶ θυσίαν</text:span> τῷ Θεῷ εἰς ὀσμὴν εὐωδίας. <text:span text:style-name="T1">3</text:span> Πορνεία δὲ καὶ ἀκαθαρσία πᾶσα ἢ πλεονεξία μηδὲ ὀνομαζέσθω ἐν ὑμῖν, καθὼς πρέπει ἁγίοις, <text:span text:style-name="T1">4</text:span> καὶ αἰσχρότης καὶ μωρολογία ἢ εὐτραπελία, ἃ οὐκ ἀνῆκεν, ἀλλὰ μᾶλλον εὐχαριστία. <text:span text:style-name="T1">5</text:span> τοῦτο γὰρ ἴστε γινώσκοντες, ὅτι <text:soft-page-break/>πᾶς πόρνος ἢ ἀκάθαρτος ἢ πλεονέκτης, ὅ ἐστιν εἰδωλολάτρης, οὐκ ἔχει κληρονομίαν ἐν τῇ βασιλείᾳ τοῦ Χριστοῦ καὶ Θεοῦ. <text:span text:style-name="T1">6</text:span> Μηδεὶς ὑμᾶς ἀπατάτω κενοῖς λόγοις· διὰ ταῦτα γὰρ ἔρχεται ἡ ὀργὴ τοῦ Θεοῦ ἐπὶ τοὺς υἱοὺς τῆς ἀπειθείας. <text:span text:style-name="T1">7</text:span> μὴ οὖν γίνεσθε συνμέτοχοι αὐτῶν· <text:span text:style-name="T1">8</text:span> ἦτε γάρ ποτε σκότος, νῦν δὲ φῶς ἐν Κυρίῳ· ὡς τέκνα φωτὸς περιπατεῖτε, <text:span text:style-name="T1">9</text:span> —ὁ γὰρ καρπὸς τοῦ φωτὸς ἐν πάσῃ ἀγαθωσύνῃ καὶ δικαιοσύνῃ καὶ ἀληθείᾳ, <text:span text:style-name="T1">10</text:span> —δοκιμάζοντες τί ἐστιν εὐάρεστον τῷ Κυρίῳ, <text:span text:style-name="T1">11</text:span> καὶ μὴ συνκοινωνεῖτε τοῖς ἔργοις τοῖς ἀκάρποις τοῦ σκότους, μᾶλλον δὲ καὶ ἐλέγχετε, <text:span text:style-name="T1">12</text:span> τὰ γὰρ κρυφῇ γινόμενα ὑπ’ αὐτῶν αἰσχρόν ἐστιν καὶ λέγειν· <text:span text:style-name="T1">13</text:span> τὰ δὲ πάντα ἐλεγχόμενα ὑπὸ τοῦ φωτὸς φανεροῦται· πᾶν γὰρ τὸ φανερούμενον φῶς ἐστιν. <text:span text:style-name="T1">14</text:span> διὸ λέγει </text:p>
      <text:p text:style-name="P1"><text:tab/>Ἔγειρε, ὁ καθεύδων, </text:p>
      <text:p text:style-name="P1"><text:tab/>καὶ ἀνάστα ἐκ τῶν νεκρῶν, </text:p>
      <text:p text:style-name="P1"><text:tab/><text:tab/>καὶ ἐπιφαύσει σοι ὁ Χριστός.</text:p>
      <text:p text:style-name="P1"><text:span text:style-name="T1"><text:tab/>15</text:span> Βλέπετε οὖν ἀκριβῶς πῶς περιπατεῖτε, μὴ ὡς ἄσοφοι ἀλλ’ ὡς σοφοί, <text:span text:style-name="T1">16</text:span> ἐξαγοραζόμενοι τὸν καιρόν, ὅτι αἱ ἡμέραι πονηραί εἰσιν. <text:span text:style-name="T1">17</text:span> διὰ τοῦτο μὴ γίνεσθε ἄφρονες, ἀλλὰ συνίετε τί τὸ θέλημα τοῦ Κυρίου. <text:span text:style-name="T1">18</text:span> καὶ μὴ μεθύσκεσθε οἴνῳ, ἐν ᾧ ἐστιν ἀσωτία, ἀλλὰ πληροῦσθε ἐν Πνεύματι, <text:span text:style-name="T1">19</text:span> λαλοῦντες ἑαυτοῖς ψαλμοῖς καὶ ὕμνοις καὶ ᾠδαῖς πνευματικαῖς, ᾄδοντες καὶ ψάλλοντες τῇ καρδίᾳ ὑμῶν τῷ Κυρίῳ, <text:span text:style-name="T1">20</text:span> εὐχαριστοῦντες πάντοτε ὑπὲρ πάντων ἐν ὀνόματι τοῦ Κυρίου ἡμῶν Ἰησοῦ Χριστοῦ τῷ Θεῷ καὶ Πατρί, <text:span text:style-name="T1">21</text:span> ὑποτασσόμενοι ἀλλήλοις ἐν φόβῳ Χριστοῦ. <text:span text:style-name="T1">22</text:span> Αἱ γυναῖκες τοῖς ἰδίοις ἀνδράσιν ὡς τῷ Κυρίῳ, <text:span text:style-name="T1">23</text:span> ὅτι ἀνήρ ἐστιν κεφαλὴ τῆς γυναικὸς ὡς καὶ ὁ Χριστὸς κεφαλὴ τῆς ἐκκλησίας, αὐτὸς σωτὴρ τοῦ σώματος. <text:span text:style-name="T1">24</text:span> ἀλλὰ ὡς ἡ ἐκκλησία ὑποτάσσεται τῷ Χριστῷ, οὕτως καὶ αἱ γυναῖκες τοῖς ἀνδράσιν ἐν παντί. <text:span text:style-name="T1">25</text:span> Οἱ ἄνδρες, ἀγαπᾶτε τὰς γυναῖκας, καθὼς καὶ ὁ Χριστὸς ἠγάπησεν τὴν ἐκκλησίαν καὶ ἑαυτὸν παρέδωκεν ὑπὲρ αὐτῆς, <text:span text:style-name="T1">26</text:span> ἵνα <text:soft-page-break/>αὐτὴν ἁγιάσῃ καθαρίσας τῷ λουτρῷ τοῦ ὕδατος ἐν ῥήματι, <text:span text:style-name="T1">27</text:span> ἵνα παραστήσῃ αὐτὸς ἑαυτῷ ἔνδοξον τὴν ἐκκλησίαν, μὴ ἔχουσαν σπίλον ἢ ῥυτίδα ἤ τι τῶν τοιούτων, ἀλλ’ ἵνα ᾖ ἁγία καὶ ἄμωμος. <text:span text:style-name="T1">28</text:span> οὕτως ὀφείλουσιν καὶ οἱ ἄνδρες ἀγαπᾶν τὰς ἑαυτῶν γυναῖκας ὡς τὰ ἑαυτῶν σώματα. ὁ ἀγαπῶν τὴν ἑαυτοῦ γυναῖκα ἑαυτὸν ἀγαπᾷ· <text:span text:style-name="T1">29</text:span> οὐδεὶς γάρ ποτε τὴν ἑαυτοῦ σάρκα ἐμίσησεν, ἀλλὰ ἐκτρέφει καὶ θάλπει αὐτήν, καθὼς καὶ ὁ Χριστὸς τὴν ἐκκλησίαν, <text:span text:style-name="T1">30</text:span> ὅτι μέλη ἐσμὲν τοῦ σώματος αὐτοῦ. <text:span text:style-name="T1">31</text:span> <text:span text:style-name="T2">ἀντὶ τούτου καταλείψει ἄνθρωπος τὸν πατέρα καὶ τὴν μητέρα καὶ προσκολληθήσεται πρὸς τὴν γυναῖκα αὐτοῦ, καὶ ἔσονται οἱ δύο εἰς σάρκα μίαν</text:span>. <text:span text:style-name="T1">32</text:span> τὸ μυστήριον τοῦτο μέγα ἐστίν, ἐγὼ δὲ λέγω εἰς Χριστὸν καὶ εἰς τὴν ἐκκλησίαν. <text:span text:style-name="T1">33</text:span> πλὴν καὶ ὑμεῖς οἱ καθ’ ἕνα ἕκαστος τὴν ἑαυτοῦ γυναῖκα οὕτως ἀγαπάτω ὡς ἑαυτόν, ἡ δὲ γυνὴ ἵνα φοβῆται τὸν ἄνδρα.</text:p>
      <text:p text:style-name="P1"/>
      <text:h text:style-name="P3" text:outline-level="2">6</text:h>
      <text:p text:style-name="P1"/>
      <text:p text:style-name="P1"><text:span text:style-name="T1">1</text:span> Τὰ τέκνα, ὑπακούετε τοῖς γονεῦσιν ὑμῶν ἐν Κυρίῳ· τοῦτο γάρ ἐστιν δίκαιον. <text:span text:style-name="T1">2</text:span> <text:span text:style-name="T2">τίμα τὸν πατέρα σου καὶ τὴν μητέρα</text:span>, ἥτις ἐστὶν ἐντολὴ πρώτη ἐν ἐπαγγελίᾳ, <text:span text:style-name="T1">3</text:span> ἵνα εὖ σοι γένηται καὶ ἔσῃ μακροχρόνιος ἐπὶ τῆς γῆς. <text:span text:style-name="T1">4</text:span> Καὶ οἱ πατέρες, μὴ παροργίζετε τὰ τέκνα ὑμῶν, ἀλλὰ ἐκτρέφετε αὐτὰ ἐν <text:span text:style-name="T2">παιδείᾳ</text:span> καὶ <text:span text:style-name="T2">νουθεσίᾳ Κυρίου</text:span>. <text:span text:style-name="T1">5</text:span> Οἱ δοῦλοι, ὑπακούετε τοῖς κατὰ σάρκα κυρίοις μετὰ φόβου καὶ τρόμου ἐν ἁπλότητι τῆς καρδίας ὑμῶν ὡς τῷ Χριστῷ, <text:span text:style-name="T1">6</text:span> μὴ κατ’ ὀφθαλμοδουλίαν ὡς ἀνθρωπάρεσκοι, ἀλλ’ ὡς δοῦλοι Χριστοῦ ποιοῦντες τὸ θέλημα τοῦ Θεοῦ ἐκ ψυχῆς, <text:span text:style-name="T1">7</text:span> μετ’ εὐνοίας δουλεύοντες, ὡς τῷ Κυρίῳ καὶ οὐκ ἀνθρώποις, <text:span text:style-name="T1">8</text:span> εἰδότες ὅτι ἕκαστος ἐάν τι ποιήσῃ ἀγαθόν, τοῦτο κομίσεται παρὰ Κυρίου, εἴτε δοῦλος εἴτε ἐλεύθερος. <text:span text:style-name="T1">9</text:span> Καὶ οἱ κύριοι, τὰ <text:soft-page-break/>αὐτὰ ποιεῖτε πρὸς αὐτούς, ἀνιέντες τὴν ἀπειλήν, εἰδότες ὅτι καὶ αὐτῶν καὶ ὑμῶν ὁ Κύριός ἐστιν ἐν οὐρανοῖς, καὶ προσωπολημψία οὐκ ἔστιν παρ’ αὐτῷ.</text:p>
      <text:p text:style-name="P1"><text:tab/><text:span text:style-name="T1">10</text:span> Τοῦ λοιποῦ, ἐνδυναμοῦσθε ἐν Κυρίῳ καὶ ἐν τῷ κράτει τῆς ἰσχύος αὐτοῦ. <text:span text:style-name="T1">11</text:span> ἐνδύσασθε τὴν πανοπλίαν τοῦ Θεοῦ πρὸς τὸ δύνασθαι ὑμᾶς στῆναι πρὸς τὰς μεθοδίας τοῦ διαβόλου· <text:span text:style-name="T1">12</text:span> ὅτι οὐκ ἔστιν ἡμῖν ἡ πάλη πρὸς αἷμα καὶ σάρκα, ἀλλὰ πρὸς τὰς ἀρχάς, πρὸς τὰς ἐξουσίας, πρὸς τοὺς κοσμοκράτορας τοῦ σκότους τούτου, πρὸς τὰ πνευματικὰ τῆς πονηρίας ἐν τοῖς ἐπουρανίοις. <text:span text:style-name="T1">13</text:span> διὰ τοῦτο ἀναλάβετε τὴν πανοπλίαν τοῦ Θεοῦ, ἵνα δυνηθῆτε ἀντιστῆναι ἐν τῇ ἡμέρᾳ τῇ πονηρᾷ καὶ ἅπαντα κατεργασάμενοι στῆναι. <text:span text:style-name="T1">14</text:span> στῆτε οὖν <text:span text:style-name="T2">περιζωσάμενοι τὴν ὀσφὺν</text:span> ὑμῶν <text:span text:style-name="T2">ἐν ἀληθείᾳ</text:span>, καὶ <text:span text:style-name="T2">ἐνδυσάμενοι τὸν θώρακα τῆς δικαιοσύνης</text:span>, <text:span text:style-name="T1">15</text:span> καὶ ὑποδησάμενοι <text:span text:style-name="T2">τοὺς πόδας ἐν ἑτοιμασίᾳ τοῦ εὐαγγελίου τῆς εἰρήνης</text:span>, <text:span text:style-name="T1">16</text:span> ἐν πᾶσιν ἀναλαβόντες τὸν θυρεὸν τῆς πίστεως, ἐν ᾧ δυνήσεσθε πάντα τὰ βέλη τοῦ πονηροῦ τὰ πεπυρωμένα σβέσαι· <text:span text:style-name="T1">17</text:span> καὶ <text:span text:style-name="T2">τὴν περικεφαλαίαν τοῦ σωτηρίου</text:span> δέξασθε, καὶ <text:span text:style-name="T2">τὴν μάχαιραν τοῦ Πνεύματος</text:span>, ὅ ἐστιν ῥῆμα Θεοῦ, <text:span text:style-name="T1">18</text:span> διὰ πάσης προσευχῆς καὶ δεήσεως, προσευχόμενοι ἐν παντὶ καιρῷ ἐν Πνεύματι, καὶ εἰς αὐτὸ ἀγρυπνοῦντες ἐν πάσῃ προσκαρτερήσει καὶ δεήσει περὶ πάντων τῶν ἁγίων, <text:span text:style-name="T1">19</text:span> καὶ ὑπὲρ ἐμοῦ, ἵνα μοι δοθῇ λόγος ἐν ἀνοίξει τοῦ στόματός μου, ἐν παρρησίᾳ γνωρίσαι τὸ μυστήριον τοῦ εὐαγγελίου, <text:span text:style-name="T1">20</text:span> ὑπὲρ οὗ πρεσβεύω ἐν ἁλύσει, ἵνα ἐν αὐτῷ παρρησιάσωμαι ὡς δεῖ με λαλῆσαι.</text:p>
      <text:p text:style-name="P1"><text:tab/><text:span text:style-name="T1">21</text:span> Ἵνα δὲ εἰδῆτε καὶ ὑμεῖς τὰ κατ’ ἐμέ, τί πράσσω, πάντα γνωρίσει ὑμῖν Τυχικὸς ὁ ἀγαπητὸς ἀδελφὸς καὶ πιστὸς διάκονος ἐν Κυρίῳ, <text:span text:style-name="T1">22</text:span> ὃν ἔπεμψα πρὸς ὑμᾶς εἰς αὐτὸ τοῦτο, ἵνα γνῶτε τὰ περὶ ἡμῶν καὶ παρακαλέσῃ τὰς καρδίας ὑμῶν.</text:p>
      <text:p text:style-name="P1"><text:tab/><text:span text:style-name="T1">23</text:span> Εἰρήνη τοῖς ἀδελφοῖς καὶ ἀγάπη μετὰ πίστεως ἀπὸ Θεοῦ Πατρὸς καὶ Κυρίου Ἰησοῦ Χριστοῦ. <text:span text:style-name="T1">24</text:span> ἡ χάρις μετὰ <text:soft-page-break/>πάντων τῶν ἀγαπώντων τὸν Κύριον ἡμῶν Ἰησοῦν Χριστὸν ἐν ἀφθαρσίᾳ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2:42:30.93</meta:creation-date>
    <dc:date>2019-04-07T13:36:45.624000000</dc:date>
    <meta:editing-duration>PT3H14M46S</meta:editing-duration>
    <meta:editing-cycles>34</meta:editing-cycles>
    <meta:generator>LibreOffice/5.4.7.2$Windows_X86_64 LibreOffice_project/c838ef25c16710f8838b1faec480ebba495259d0</meta:generator>
    <meta:document-statistic meta:table-count="0" meta:image-count="0" meta:object-count="0" meta:page-count="11" meta:paragraph-count="28" meta:word-count="2582" meta:character-count="15156" meta:non-whitespace-character-count="12580"/>
  </office:meta>
</office:document-meta>
</file>